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3D00002F7000002412263DB6A2.wmf"/>
  <manifest:file-entry manifest:media-type="" manifest:full-path="Pictures/2000024A0000300F000023A83F324BD6.wmf"/>
  <manifest:file-entry manifest:media-type="" manifest:full-path="Pictures/200002560000300F000023A84EA4B485.wmf"/>
  <manifest:file-entry manifest:media-type="image/png" manifest:full-path="Pictures/10000201000000480000003F5106121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font-name="Symbo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ignment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1" svg:x="0.7138in" svg:y="6.448in" svg:width="3.5417in" svg:height="3.2811in" draw:z-index="3">
        <draw:image xlink:href="Pictures/2000024A0000300F000023A83F324BD6.wmf" xlink:type="simple" xlink:show="embed" xlink:actuate="onLoad"/>
      </draw:frame>
      <draw:frame draw:style-name="fr1" draw:name="graphics3" text:anchor-type="page" text:anchor-page-number="1" svg:x="4.339in" svg:y="6.448in" svg:width="3.5209in" svg:height="3.252in" draw:z-index="4">
        <draw:image xlink:href="Pictures/200002560000300F000023A84EA4B485.wmf" xlink:type="simple" xlink:show="embed" xlink:actuate="onLoad"/>
      </draw:frame>
      <text:p text:style-name="P1">Assignment #<text:variable-set text:name="assignmentnumber" office:value-type="float" office:value="17" style:data-style-name="N0">17</text:variable-set>: Ionizing Radiation Uses</text:p>
      <text:p text:style-name="P2">1. Draw a diagram of how Carbon-14 is produced. <text:s/>Be sure to label each step. 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What assumptions does Radiocarbon-dating rely on? <text:s/>How can these assumptions be verified? <text:s/>What other variables need to be accounted for? <text:s/></text:p>
      <text:p text:style-name="P2"/>
      <text:p text:style-name="P2"/>
      <text:p text:style-name="P2"/>
      <text:p text:style-name="P2"/>
      <text:p text:style-name="P1"/>
      <text:p text:style-name="P2">3. The half-life of Carbon-14 is 5,730 years. <text:s/>If a sample of contains 25% of the carbon-14 that it originally contained, how old is it?</text:p>
      <text:p text:style-name="P2"/>
      <text:p text:style-name="P2"/>
      <text:p text:style-name="P2"/>
      <text:p text:style-name="P2"/>
      <text:p text:style-name="P2">4. The decay-curve for carbon-14 is shown below, in both standard and semi=log form. <text:s/>At what year does this curve begin to become inaccurate? <text:s/>What percentage of the original carbon-14 is left?</text:p>
      <text:p text:style-name="P2"/>
      <text:p text:style-name="P2"/>
      <text:p text:style-name="P2"/>
      <text:p text:style-name="P2"><text:soft-page-break/>5. Draw a diagram of a smoke detector. <text:s/>Explain how it work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6. Most smoke detectors are designed to trigger the alarm if there is a 30% drop in the current that flows through the detector. <text:s/>According to the graph below, about how long will your smoke detector last before it starts beeping all the time?</text:p>
      <text:p text:style-name="P2"><draw:frame draw:style-name="fr3" draw:name="graphics4" text:anchor-type="as-char" svg:width="4.7811in" svg:height="3.6354in" draw:z-index="5"><draw:image xlink:href="Pictures/2000023D00002F7000002412263DB6A2.wmf" xlink:type="simple" xlink:show="embed" xlink:actuate="onLoad"/></draw:frame></text:p>
      <text:p text:style-name="P2">7. Americium-241 normally decays via alpha particle emission. <text:s/>Write an equation for this decay.</text:p>
      <text:p text:style-name="P2"/>
      <text:p text:style-name="P2"/>
      <text:p text:style-name="P2"/>
      <text:p text:style-name="P2"/>
      <text:p text:style-name="P2"/>
      <text:p text:style-name="P2">8. Your friend suggests making smoke detectors that use Silicon-32 instead of Americium-241, that <text:span text:style-name="T3">b</text:span><text:span text:style-name="T2">-</text:span>decays with a half-life of 170 years. <text:s/></text:p>
      <text:p text:style-name="P2"><text:tab/>a. Write an equation for this decay.</text:p>
      <text:p text:style-name="P2"/>
      <text:p text:style-name="P2"/>
      <text:p text:style-name="P2"/>
      <text:p text:style-name="P2"><text:tab/>b. Explain whether this idea will work or not and why.</text:p>
      <text:p text:style-name="P2"/>
      <text:p text:style-name="P2"><text:soft-page-break/>9. Stars use hydrogen as their primary fuel. <text:s/>In the first stage of a star's life, Hydrogen is fused into helium. <text:s/>Write at least three nuclear equations that show how this takes plac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0. <text:s/>As the hydrogen fuel becomes depleted, the star begins to use helium as its primary fuel. <text:s/>Write two equations fusion of helium.</text:p>
      <text:p text:style-name="P2"/>
      <text:p text:style-name="P2"/>
      <text:p text:style-name="P2"/>
      <text:p text:style-name="P2"/>
      <text:p text:style-name="P2"/>
      <text:p text:style-name="P2"/>
      <text:p text:style-name="P2">11. Stars continue to fuse elements (if they are massive enough) until they reach Iron. <text:s/>Write at least three equations that can show production of Iron from a fusion reaction. <text:s/></text:p>
      <text:p text:style-name="P2"/>
      <text:p text:style-name="P2"/>
      <text:p text:style-name="P2"/>
      <text:p text:style-name="P2"/>
      <text:p text:style-name="P2"/>
      <text:p text:style-name="P2"/>
      <text:p text:style-name="P2">12. <text:s/>At this point, massive stars are made of layers of different elements. <text:s/>Draw a cross-sectional diagram of one of these stars. <text:s/></text:p>
      <text:p text:style-name="P2"/>
      <text:p text:style-name="P2"/>
      <text:p text:style-name="P2"/>
      <text:p text:style-name="P2"/>
      <text:p text:style-name="P2"/>
      <text:p text:style-name="P2"/>
      <text:p text:style-name="P2">13. The star then gets one last chance to perform fusion, as gravity provides the energy that is required to cause Iron to undergo fusion. <text:s/>Write at least three possible fusion equations that use Iron as the primary fuel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aragraph" style:family="paragraph" style:next-style-name="Standard">
      <style:paragraph-properties fo:margin-left="0in" fo:margin-right="0in" fo:text-indent="0.2917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Indent" style:family="paragraph" style:next-style-name="Standard">
      <style:paragraph-properties fo:margin-left="1.5in" fo:margin-right="0in" fo:text-indent="1.5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874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709in" svg:y="-0.2291in" svg:width="0.7563in" svg:height="0.6118in" draw:z-index="2"><draw:image xlink:href="Pictures/10000201000000480000003F51061214.png" xlink:type="simple" xlink:show="embed" xlink:actuate="onLoad"/></draw:frame> <text:s text:c="10"/><text:span text:style-name="MT1">Name</text:span>:<text:tab/><text:tab/><text:date style:data-style-name="N37" text:date-value="2009-05-19T19:18:53.20">05/19/09</text:date></text:p>
      </style:header>
      <style:footer>
        <text:p text:style-name="Footer">3<text:span text:style-name="MT2">rd</text:span> 9 Weeks<text:tab/><text:page-number text:select-page="current">1</text:page-number>/<text:page-count>3</text:page-count><text:tab/>Assignment <text:variable-get text:name="assignmentnumber" office:value-type="float" style:data-style-name="N0">1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05-19T17:26:21</meta:creation-date>
    <meta:editing-cycles>13</meta:editing-cycles>
    <meta:editing-duration>PT01H18M46S</meta:editing-duration>
    <meta:initial-creator>Jonas Williamson</meta:initial-creator>
    <dc:date>2009-05-19T19:18:53.18</dc:date>
    <dc:creator>Jonas Williamson</dc:creator>
    <meta:document-statistic meta:table-count="0" meta:image-count="4" meta:object-count="0" meta:page-count="3" meta:paragraph-count="19" meta:word-count="362" meta:character-count="2125"/>
    <meta:user-defined meta:name="Info 1"/>
    <meta:user-defined meta:name="Info 2"/>
    <meta:user-defined meta:name="Info 3"/>
    <meta:user-defined meta:name="Info 4"/>
  </office:meta>
</office:document-meta>
</file>